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eXGyrePagella" svg:font-family="TeXGyrePagel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eXGyrePagell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eXGyrePagella" svg:font-family="TeXGyrePagel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7:23:04.808267814</meta:creation-date>
    <dc:date>2017-03-08T17:26:48.007145954</dc:date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